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intermediate versions:</text:p>
      <text:p text:style-name="Preformatted_20_Text">think about the simpelest version of this project, and build from there: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- divide the JS file into the following categories:</text:p>
      <text:p text:style-name="Preformatted_20_Text"><text:tab/>- variable declarations</text:p>
      <text:p text:style-name="Preformatted_20_Text"><text:tab/><text:tab/>* node declarations</text:p>
      <text:p text:style-name="Preformatted_20_Text"><text:tab/><text:tab/>* other global variables</text:p>
      <text:p text:style-name="Preformatted_20_Text"><text:tab/>- functions</text:p>
      <text:p text:style-name="Preformatted_20_Text"><text:tab/><text:tab/>* utility functions</text:p>
      <text:p text:style-name="Preformatted_20_Text"><text:tab/><text:tab/>* controller functions</text:p>
      <text:p text:style-name="Preformatted_20_Text"><text:tab/>- DOM generation</text:p>
      <text:p text:style-name="Preformatted_20_Text"><text:tab/><text:tab/>- node creation</text:p>
      <text:p text:style-name="Preformatted_20_Text"><text:tab/><text:tab/>- listeners</text:p>
      <text:p text:style-name="Preformatted_20_Text">--------------------------------------------------</text:p>
      <text:p text:style-name="Preformatted_20_Text"/>
      <text:p text:style-name="Preformatted_20_Text">paste versions in bold, and think about which steps to take for each function.</text:p>
      <text:p text:style-name="Preformatted_20_Text">only work out the first version completely, and only write 2 - 3 steps max for future versions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0" meta:object-count="0" meta:page-count="1" meta:paragraph-count="15" meta:word-count="82" meta:character-count="542" meta:non-whitespace-character-count="460"/>
    <meta:generator>LibreOffice/7.3.7.2$Linux_X86_64 LibreOffice_project/30$Build-2</meta:generator>
  </office:meta>
</office:document-meta>
</file>